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Our End</text:h>
      <text:p text:style-name="Standard"/>
      <text:p text:style-name="Standard"/>
      <text:p text:style-name="Standard"/>
      <text:p text:style-name="Standard">move rotate arrows</text:p>
      <text:p text:style-name="Standard">remove level select screen</text:p>
      <text:p text:style-name="Standard">fix level </text:p>
      <text:p text:style-name="Standard">add currency</text:p>
      <text:p text:style-name="Standard">add trident menu backround rotation</text:p>
      <text:p text:style-name="Standard">add scrolls</text:p>
      <text:p text:style-name="Standard">add back button for trident</text:p>
      <text:p text:style-name="Standard"/>
      <text:p text:style-name="Standard"/>
      <text:p text:style-name="Standard"/>
      <text:h text:style-name="P2" text:outline-level="2">Art's End</text:h>
      <text:p text:style-name="Standard">Split 3v3 icons into:</text:p>
      <text:p text:style-name="Standard">- 5v5 text</text:p>
      <text:p text:style-name="Standard">- black backround</text:p>
      <text:p text:style-name="Standard">- chosen button</text:p>
      <text:p text:style-name="Standard"/>
      <text:p text:style-name="P1">"battle button"(leads into fight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47S</meta:editing-duration>
    <meta:editing-cycles>4</meta:editing-cycles>
    <meta:generator>OpenOffice/4.1.11$Win32 OpenOffice.org_project/4111m1$Build-9808</meta:generator>
    <dc:date>2022-02-15T19:45:53.89</dc:date>
    <dc:creator>Alex Kimmich</dc:creator>
    <meta:document-statistic meta:table-count="0" meta:image-count="0" meta:object-count="0" meta:page-count="1" meta:paragraph-count="14" meta:word-count="44" meta:character-count="251"/>
    <meta:user-defined meta:name="Info 1"/>
    <meta:user-defined meta:name="Info 2"/>
    <meta:user-defined meta:name="Info 3"/>
    <meta:user-defined meta:name="Info 4"/>
  </office:meta>
</office:document-meta>
</file>